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5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6" style:family="paragraph" style:parent-style-name="Nivel1" style:master-page-name="Pagina">
      <style:paragraph-properties style:page-number="auto"/>
    </style:style>
    <style:style style:name="P7" style:family="paragraph" style:parent-style-name="TablaContenidosDemostrativo" style:master-page-name="Pagina">
      <style:paragraph-properties style:page-number="auto"/>
    </style:style>
    <style:style style:name="P8" style:family="paragraph" style:parent-style-name="Textos" style:master-page-name="Pagina">
      <style:paragraph-properties style:page-number="auto"/>
    </style:style>
    <style:style style:name="P9" style:family="paragraph" style:parent-style-name="Textos">
      <style:text-properties officeooo:rsid="0016b2d2" officeooo:paragraph-rsid="0016b2d2"/>
    </style:style>
    <style:style style:name="P10" style:family="paragraph" style:parent-style-name="Textos">
      <style:text-properties officeooo:rsid="00189460" officeooo:paragraph-rsid="00189460"/>
    </style:style>
    <style:style style:name="P11" style:family="paragraph" style:parent-style-name="Textos">
      <style:paragraph-properties fo:break-before="page"/>
      <style:text-properties officeooo:rsid="0016b2d2" officeooo:paragraph-rsid="00189460"/>
    </style:style>
    <style:style style:name="T1" style:family="text">
      <style:text-properties officeooo:rsid="0015a0f3"/>
    </style:style>
    <style:style style:name="T2" style:family="text">
      <style:text-properties officeooo:rsid="0016b2d2"/>
    </style:style>
    <style:style style:name="T3" style:family="text">
      <style:text-properties officeooo:rsid="001894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0.<text:span text:style-name="T2">9</text:span></text:p>
      <text:p text:style-name="Standard"/>
      <text:p text:style-name="SubtituloPortadaYDemostrativos">Tipo de documento: Acta</text:p>
      <text:p text:style-name="SubtituloPortadaYDemostrativos"><text:span text:style-name="T2">15</text:span>/<text:span text:style-name="T2">01</text:span>/1<text:span text:style-name="T2">5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2">9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1">15</text:span>/<text:span text:style-name="T2">01</text:span>/201<text:span text:style-name="T2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8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1">15</text:span>/<text:span text:style-name="T2">01</text:span>/1<text:span text:style-name="T2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1">15</text:span>/<text:span text:style-name="T2">01</text:span>/1<text:span text:style-name="T2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7">Tabla de contenido</text:p>
          </text:index-title>
          <text:p text:style-name="P3"><text:a xlink:type="simple" xlink:href="#__RefHeading__1803_1352885363" text:style-name="Index_20_Link" text:visited-style-name="Index_20_Link">Datos de la reunión:<text:tab/>4</text:a></text:p>
          <text:p text:style-name="P4"><text:a xlink:type="simple" xlink:href="#__RefHeading__744_302876939" text:style-name="Index_20_Link" text:visited-style-name="Index_20_Link">Tabla 01. Datos de la reunión, 2013<text:tab/>4</text:a></text:p>
          <text:p text:style-name="P3"><text:a xlink:type="simple" xlink:href="#__RefHeading__746_302876939" text:style-name="Index_20_Link" text:visited-style-name="Index_20_Link">Puntos del orden del día:<text:tab/>4</text:a></text:p>
          <text:p text:style-name="P3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6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1">15</text:span>/<text:span text:style-name="T2">01</text:span>/201<text:span text:style-name="T2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CuerpoTabla">16:<text:span text:style-name="T1">00</text:span>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CuerpoTabla">17:<text:span text:style-name="T2">0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3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9">Primer punto del día a tratar fue el estado actual de los experimentos , en el cual se llegó a la conclusión de que hace falta modificar la definición del experimento y quitarle la prueba sin radiador y sin depósito , y añadirle en vez de esto una nueva que va ser la de incorporarle ventiladores al radiador y ver en como afecta a la temperatura esto.</text:p>
      <text:p text:style-name="P9">Luego hay que hacer un estudio posterior a como afecta a la temperatura y diseño final del sistema de refrigeración los distintos tipos de ambientes,es decir como afecta en ambientes cálidos y ambientes fríos.</text:p>
      <text:p text:style-name="P9">Una cosa también interesante es ver como se aprovecha el calor que disipan los radiadores y de alguna manera sacarle provecho.</text:p>
      <text:p text:style-name="P9">Volviendo al tema de como está el tema del experimento actual cabe añadir también que hace falta hacer pruebas para hacer trabajar los discos duros y ver su aumento de temperatura , sabiendo cual es su estado óptimo de trabajo y así también con las memorias.</text:p>
      <text:p text:style-name="P11">Ahora cambiando al tema de la obtención de materiales y equipos para nuestro trabajo hay que buscar si existe un proveedor en España que se dedique a la venta de refrigeración líquida y componentes, <text:span text:style-name="T3">a su vez buscar también si en páginas como Dealextreme o aliexpress podemos obtener lo que necesitamos, siempre buscando el sistema mas económico.</text:span></text:p>
      <text:p text:style-name="P10">Preparación de un Plan de Trabajo para los alumnos de FP de la Carballeira para cuando vengan <text:s text:c="2"/>tener bien estructurado lo que van hacer ,como ,equipos y materiales que se necesita . Cada plan va ser utilizado para 10 alumnos mas o menos .</text:p>
      <text:p text:style-name="P10">A partir de Febrero cada dos semanas se harán notas de prensa en la web.</text:p>
      <text:p text:style-name="P10">Finalmente Roberto añadió que cuando Silvia y Manuel tengan huecos libres de asignarles tareas para el appliance.</text:p>
      <text:p text:style-name="P10">Y con esto acabó la reunión del día de hoy.</text:p>
      <text:p text:style-name="Textos"/>
      <text:p text:style-name="Textos"/>
      <text:p text:style-name="Textos"/>
      <text:p text:style-name="Textos"/>
      <text:p text:style-name="Footer"/>
      <text:p text:style-name="Footer"/>
      <text:p text:style-name="Standard"/>
      <text:p text:style-name="Standard"/>
      <text:p text:style-name="SubtituloPortadaYDemostrativos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><text:bookmark-start text:name="__RefHeading__1801_1352885363"/><text:bookmark-end text:name="__RefHeading__1801_1352885363"/></text:p>
      <text:p text:style-name="SubtituloPortadaYDemostrativos"/>
      <text:p text:style-name="SubtituloPortadaYDemostrativos"/>
      <text:p text:style-name="Nivel2"><text:bookmark-start text:name="__RefHeading__639_378043852"/><text:bookmark-end text:name="__RefHeading__639_378043852"/></text:p>
      <text:p text:style-name="Nivel3"><text:soft-page-break/></text:p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9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4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10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4</meta:editing-cycles>
    <meta:generator>LibreOffice/4.1.3.2$Linux_X86_64 LibreOffice_project/410m0$Build-2</meta:generator>
    <dc:date>2014-01-15T17:28:57.825781729</dc:date>
    <dc:creator>Manuel </dc:creator>
    <meta:document-statistic meta:table-count="5" meta:image-count="3" meta:object-count="0" meta:page-count="6" meta:paragraph-count="71" meta:word-count="472" meta:character-count="2771" meta:non-whitespace-character-count="2327"/>
  </office:meta>
</office:document-meta>
</file>